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61cm"/>
    </style:style>
    <style:style style:family="table-column" style:name="co2">
      <style:table-column-properties fo:break-before="auto" style:column-width="1.065cm"/>
    </style:style>
    <style:style style:family="table-column" style:name="co3">
      <style:table-column-properties fo:break-before="auto" style:column-width="2.088cm"/>
    </style:style>
    <style:style style:family="table-column" style:name="co4">
      <style:table-column-properties fo:break-before="auto" style:column-width="2.48cm"/>
    </style:style>
    <style:style style:family="table-column" style:name="co5">
      <style:table-column-properties fo:break-before="auto" style:column-width="2.067cm"/>
    </style:style>
    <style:style style:family="table-column" style:name="co6">
      <style:table-column-properties fo:break-before="auto" style:column-width="2.893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66cm"/>
    </style:style>
    <style:style style:family="table-row" style:name="ro5">
      <style:table-row-properties fo:break-before="auto" style:use-optimal-row-height="false" style:row-height="0.476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Default" style:name="ce2">
      <style:table-cell-properties fo:padding="0.071cm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9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ackground-color="transparent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2"/>
        <table:table-column table:style-name="co2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 table:number-columns-repeated="1018"/>
        <table:table-row table:style-name="ro1">
          <table:table-cell ns41:value-type="string" table:style-name="TL Title" office:value-type="string">
            <text:p>Tabel 5: Opgave van het aantal krachtswerktuigen in de onderscheidende beroepsklasse gebezigd.</text:p>
          </table:table-cell>
          <table:table-cell table:style-name="ce9" table:number-columns-repeated="4"/>
          <table:table-cell table:style-name="ce2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meenten</text:p>
          </table:table-cell>
          <table:table-cell table:style-name="ce11"/>
          <table:table-cell ns41:value-type="string" table:number-rows-spanned="1" table:style-name="TL ColHeader" table:number-columns-spanned="2" office:value-type="string">
            <text:p>MANNEN</text:p>
          </table:table-cell>
          <table:covered-table-cell table:style-name="ce17"/>
          <table:table-cell ns41:value-type="string" table:number-rows-spanned="1" table:style-name="TL ColHeader" table:number-columns-spanned="2" office:value-type="string">
            <text:p>VROUWEN</text:p>
          </table:table-cell>
          <table:covered-table-cell table:style-name="ce21"/>
          <table:table-cell table:style-name="ce27" table:number-columns-repeated="1018"/>
        </table:table-row>
        <table:table-row table:style-name="ro3">
          <table:covered-table-cell table:style-name="ce4"/>
          <table:table-cell table:style-name="ce11"/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table:style-name="ce27"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4">
          <table:table-cell ns41:value-type="string" table:style-name="TL RowHeader" office:value-type="string">
            <text:p>Amsterdam</text:p>
          </table:table-cell>
          <table:table-cell table:style-name="ce5"/>
          <table:table-cell ns41:value-type="float" table:style-name="TL Data" office:value="3825" office:value-type="float">
            <text:p>3825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8672" office:value-type="float">
            <text:p>8672</text:p>
          </table:table-cell>
          <table:table-cell ns41:value-type="float" table:style-name="TL Data" office:value="3033" office:value-type="float">
            <text:p>3033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5"/>
          <table:table-cell ns41:value-type="float" table:style-name="TL Data" office:value="3825" office:value-type="float">
            <text:p>3825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8872" office:value-type="float">
            <text:p>8872</text:p>
          </table:table-cell>
          <table:table-cell ns41:value-type="float" table:style-name="TL Data" office:value="3033" office:value-type="float">
            <text:p>3033</text:p>
          </table:table-cell>
          <table:table-cell table:style-name="ce28" table:number-columns-repeated="1018"/>
        </table:table-row>
        <table:table-row table:style-name="ro4">
          <table:table-cell ns41:value-type="string" table:style-name="TL RowHeader" office:value-type="string">
            <text:p>Haarlem</text:p>
          </table:table-cell>
          <table:table-cell table:style-name="ce5"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672" office:value-type="float">
            <text:p>672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Den Helder</text:p>
          </table:table-cell>
          <table:table-cell table:style-name="ce5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59" office:value-type="float">
            <text:p>159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Nieuw Amstel</text:p>
          </table:table-cell>
          <table:table-cell table:style-name="ce5"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29" office:value-type="float">
            <text:p>129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5"/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762" office:value-type="float">
            <text:p>1762</text:p>
          </table:table-cell>
          <table:table-cell ns41:value-type="float" table:style-name="TL Data" office:value="960" office:value-type="float">
            <text:p>960</text:p>
          </table:table-cell>
          <table:table-cell table:style-name="ce28" table:number-columns-repeated="1018"/>
        </table:table-row>
        <table:table-row table:style-name="ro4">
          <table:table-cell ns41:value-type="string" table:style-name="TL RowHeader" office:value-type="string">
            <text:p>Alkmaar</text:p>
          </table:table-cell>
          <table:table-cell table:style-name="ce5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31" office:value-type="float">
            <text:p>131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Edam</text:p>
          </table:table-cell>
          <table:table-cell table:style-name="ce5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9" office:value-type="float">
            <text:p>59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Enkhuizen</text:p>
          </table:table-cell>
          <table:table-cell table:style-name="ce5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2" office:value-type="float">
            <text:p>42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Haarlemmermeer</text:p>
          </table:table-cell>
          <table:table-cell table:style-name="ce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3" office:value-type="float">
            <text:p>53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Hilversum</text:p>
          </table:table-cell>
          <table:table-cell table:style-name="ce5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9" office:value-type="float">
            <text:p>19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Hoorn</text:p>
          </table:table-cell>
          <table:table-cell table:style-name="ce5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85" office:value-type="float">
            <text:p>85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purmerend</text:p>
          </table:table-cell>
          <table:table-cell table:style-name="ce5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3" office:value-type="float">
            <text:p>33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Sloten</text:p>
          </table:table-cell>
          <table:table-cell table:style-name="ce5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6" office:value-type="float">
            <text:p>36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Texel</text:p>
          </table:table-cell>
          <table:table-cell table:style-name="ce5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62" office:value-type="float">
            <text:p>62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Velzen</text:p>
          </table:table-cell>
          <table:table-cell table:style-name="ce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4" office:value-type="float">
            <text:p>34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Weesp</text:p>
          </table:table-cell>
          <table:table-cell table:style-name="ce5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8" office:value-type="float">
            <text:p>18</text:p>
          </table:table-cell>
          <table:table-cell table:style-name="ce10" table:number-columns-repeated="1018"/>
        </table:table-row>
        <table:table-row table:style-name="ro5">
          <table:table-cell ns41:value-type="string" table:style-name="TL RowHeader" office:value-type="string">
            <text:p>Zaandam</text:p>
          </table:table-cell>
          <table:table-cell table:style-name="ce5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68" office:value-type="float">
            <text:p>168</text:p>
          </table:table-cell>
          <table:table-cell table:style-name="ce10" table:number-columns-repeated="1018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5"/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740" office:value-type="float">
            <text:p>740</text:p>
          </table:table-cell>
          <table:table-cell table:style-name="ce28" table:number-columns-repeated="1018"/>
        </table:table-row>
        <table:table-row table:style-name="ro4">
          <table:table-cell ns41:value-type="string" table:style-name="TL RowHeader" office:value-type="string">
            <text:p>Overige totaal gemeente</text:p>
          </table:table-cell>
          <table:table-cell table:style-name="ce5"/>
          <table:table-cell ns41:value-type="float" table:style-name="TL Data" office:value="1482" office:value-type="float">
            <text:p>148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055" office:value-type="float">
            <text:p>3055</text:p>
          </table:table-cell>
          <table:table-cell ns41:value-type="float" table:style-name="TL Data" office:value="1233" office:value-type="float">
            <text:p>1233</text:p>
          </table:table-cell>
          <table:table-cell table:style-name="ce10" table:number-columns-repeated="1018"/>
        </table:table-row>
        <table:table-row table:style-name="ro1">
          <table:table-cell ns41:value-type="string" table:style-name="TL RowHeader" office:value-type="string">
            <text:p>Algemene totaal</text:p>
          </table:table-cell>
          <table:table-cell table:style-name="ce5"/>
          <table:table-cell ns41:value-type="float" table:style-name="TL Data" office:value="7317" office:value-type="float">
            <text:p>7317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5407" office:value-type="float">
            <text:p>15407</text:p>
          </table:table-cell>
          <table:table-cell table:formula="of:=[.F7]+[.F11]+[.F24]+[.F25]" ns41:value-type="float" table:style-name="TL Data" office:value-type="float" office:value="5966">
            <text:p>5966</text:p>
          </table:table-cell>
          <table:table-cell table:style-name="ce28" table:number-columns-repeated="1018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0:59:03</dc:date>
    <meta:document-statistic meta:object-count="0" meta:cell-count="113" meta:table-count="1"/>
    <meta:generator>ODFPY/1.3.0dev</meta:generator>
  </office:meta>
</office:document-meta>
</file>